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b65" officeooo:paragraph-rsid="001fab65"/>
    </style:style>
    <style:style style:name="P2" style:family="paragraph" style:parent-style-name="Standard">
      <style:text-properties officeooo:rsid="001fab65" officeooo:paragraph-rsid="00229380"/>
    </style:style>
    <style:style style:name="P3" style:family="paragraph" style:parent-style-name="Standard">
      <style:text-properties officeooo:rsid="001fab65" officeooo:paragraph-rsid="004caf36"/>
    </style:style>
    <style:style style:name="P4" style:family="paragraph" style:parent-style-name="Standard">
      <style:text-properties officeooo:rsid="001fab65" officeooo:paragraph-rsid="004dfe49"/>
    </style:style>
    <style:style style:name="P5" style:family="paragraph" style:parent-style-name="Standard">
      <style:text-properties officeooo:rsid="00210db4" officeooo:paragraph-rsid="00229380"/>
    </style:style>
    <style:style style:name="P6" style:family="paragraph" style:parent-style-name="Standard">
      <style:text-properties officeooo:rsid="00229380" officeooo:paragraph-rsid="00229380"/>
    </style:style>
    <style:style style:name="P7" style:family="paragraph" style:parent-style-name="Standard">
      <style:text-properties officeooo:rsid="0023d998" officeooo:paragraph-rsid="0023d998"/>
    </style:style>
    <style:style style:name="P8" style:family="paragraph" style:parent-style-name="Standard">
      <style:text-properties officeooo:rsid="0024437c" officeooo:paragraph-rsid="0024437c"/>
    </style:style>
    <style:style style:name="P9" style:family="paragraph" style:parent-style-name="Standard">
      <style:text-properties officeooo:rsid="003fdc37" officeooo:paragraph-rsid="003fdc37"/>
    </style:style>
    <style:style style:name="P10" style:family="paragraph" style:parent-style-name="Standard">
      <style:text-properties officeooo:rsid="0040ea11" officeooo:paragraph-rsid="0040ea11"/>
    </style:style>
    <style:style style:name="P11" style:family="paragraph" style:parent-style-name="Standard">
      <style:text-properties officeooo:rsid="00469db8" officeooo:paragraph-rsid="00469db8"/>
    </style:style>
    <style:style style:name="P12" style:family="paragraph" style:parent-style-name="Standard">
      <style:text-properties officeooo:rsid="004210e9" officeooo:paragraph-rsid="004210e9"/>
    </style:style>
    <style:style style:name="P13" style:family="paragraph" style:parent-style-name="Standard">
      <style:text-properties officeooo:rsid="004210e9" officeooo:paragraph-rsid="0055f35d"/>
    </style:style>
    <style:style style:name="P14" style:family="paragraph" style:parent-style-name="Standard">
      <style:text-properties officeooo:rsid="004ba72c" officeooo:paragraph-rsid="001fab65"/>
    </style:style>
    <style:style style:name="P15" style:family="paragraph" style:parent-style-name="Standard">
      <style:text-properties officeooo:rsid="004d381d" officeooo:paragraph-rsid="001fab65"/>
    </style:style>
    <style:style style:name="P16" style:family="paragraph" style:parent-style-name="Standard">
      <style:text-properties officeooo:rsid="004dfe49" officeooo:paragraph-rsid="001fab65"/>
    </style:style>
    <style:style style:name="P17" style:family="paragraph" style:parent-style-name="Standard">
      <style:text-properties officeooo:rsid="004dfe49" officeooo:paragraph-rsid="0079fc53"/>
    </style:style>
    <style:style style:name="P18" style:family="paragraph" style:parent-style-name="Standard">
      <style:text-properties officeooo:rsid="001fab65" officeooo:paragraph-rsid="004ba72c"/>
    </style:style>
    <style:style style:name="P19" style:family="paragraph" style:parent-style-name="Standard">
      <style:text-properties officeooo:rsid="001fab65" officeooo:paragraph-rsid="001fab65"/>
    </style:style>
    <style:style style:name="P20" style:family="paragraph" style:parent-style-name="Standard">
      <style:text-properties officeooo:rsid="001fab65" officeooo:paragraph-rsid="005e363d"/>
    </style:style>
    <style:style style:name="P21" style:family="paragraph" style:parent-style-name="Standard">
      <style:text-properties officeooo:rsid="001fab65" officeooo:paragraph-rsid="0079fc53"/>
    </style:style>
    <style:style style:name="P22" style:family="paragraph" style:parent-style-name="Standard">
      <style:text-properties officeooo:rsid="0064889c" officeooo:paragraph-rsid="0064889c"/>
    </style:style>
    <style:style style:name="P23" style:family="paragraph" style:parent-style-name="Standard">
      <style:text-properties officeooo:rsid="00210db4" officeooo:paragraph-rsid="00229380"/>
    </style:style>
    <style:style style:name="T1" style:family="text">
      <style:text-properties officeooo:rsid="00229380"/>
    </style:style>
    <style:style style:name="T2" style:family="text">
      <style:text-properties officeooo:rsid="00251a04"/>
    </style:style>
    <style:style style:name="T3" style:family="text">
      <style:text-properties officeooo:rsid="00283aca"/>
    </style:style>
    <style:style style:name="T4" style:family="text">
      <style:text-properties officeooo:rsid="0035ebc6"/>
    </style:style>
    <style:style style:name="T5" style:family="text">
      <style:text-properties officeooo:rsid="003d1f53"/>
    </style:style>
    <style:style style:name="T6" style:family="text">
      <style:text-properties officeooo:rsid="003fba07"/>
    </style:style>
    <style:style style:name="T7" style:family="text">
      <style:text-properties officeooo:rsid="004210e9"/>
    </style:style>
    <style:style style:name="T8" style:family="text">
      <style:text-properties officeooo:rsid="004364d6"/>
    </style:style>
    <style:style style:name="T9" style:family="text">
      <style:text-properties officeooo:rsid="00469db8"/>
    </style:style>
    <style:style style:name="T10" style:family="text">
      <style:text-properties officeooo:rsid="004b2fd2"/>
    </style:style>
    <style:style style:name="T11" style:family="text">
      <style:text-properties officeooo:rsid="004ba72c"/>
    </style:style>
    <style:style style:name="T12" style:family="text">
      <style:text-properties officeooo:rsid="004caf36"/>
    </style:style>
    <style:style style:name="T13" style:family="text">
      <style:text-properties officeooo:rsid="004d381d"/>
    </style:style>
    <style:style style:name="T14" style:family="text">
      <style:text-properties officeooo:rsid="004dfe49"/>
    </style:style>
    <style:style style:name="T15" style:family="text">
      <style:text-properties officeooo:rsid="0052f8c7"/>
    </style:style>
    <style:style style:name="T16" style:family="text">
      <style:text-properties officeooo:rsid="00532044"/>
    </style:style>
    <style:style style:name="T17" style:family="text">
      <style:text-properties officeooo:rsid="0053937b"/>
    </style:style>
    <style:style style:name="T18" style:family="text">
      <style:text-properties officeooo:rsid="00557b9a"/>
    </style:style>
    <style:style style:name="T19" style:family="text">
      <style:text-properties officeooo:rsid="0055f35d"/>
    </style:style>
    <style:style style:name="T20" style:family="text">
      <style:text-properties officeooo:rsid="00577918"/>
    </style:style>
    <style:style style:name="T21" style:family="text">
      <style:text-properties officeooo:rsid="005e363d"/>
    </style:style>
    <style:style style:name="T22" style:family="text">
      <style:text-properties officeooo:rsid="005f9432"/>
    </style:style>
    <style:style style:name="T23" style:family="text">
      <style:text-properties officeooo:rsid="006079f6"/>
    </style:style>
    <style:style style:name="T24" style:family="text">
      <style:text-properties officeooo:rsid="0060839c"/>
    </style:style>
    <style:style style:name="T25" style:family="text">
      <style:text-properties officeooo:rsid="006517c0"/>
    </style:style>
    <style:style style:name="T26" style:family="text">
      <style:text-properties officeooo:rsid="0068086b"/>
    </style:style>
    <style:style style:name="T27" style:family="text">
      <style:text-properties officeooo:rsid="0068f968"/>
    </style:style>
    <style:style style:name="T28" style:family="text">
      <style:text-properties officeooo:rsid="00697b83"/>
    </style:style>
    <style:style style:name="T29" style:family="text">
      <style:text-properties officeooo:rsid="006ae447"/>
    </style:style>
    <style:style style:name="T30" style:family="text">
      <style:text-properties officeooo:rsid="006bd3ce"/>
    </style:style>
    <style:style style:name="T31" style:family="text">
      <style:text-properties officeooo:rsid="00703b07"/>
    </style:style>
    <style:style style:name="T32" style:family="text">
      <style:text-properties officeooo:rsid="0071c885"/>
    </style:style>
    <style:style style:name="T33" style:family="text">
      <style:text-properties officeooo:rsid="0073acf3"/>
    </style:style>
    <style:style style:name="T34" style:family="text">
      <style:text-properties officeooo:rsid="0075ca51"/>
    </style:style>
    <style:style style:name="T35" style:family="text">
      <style:text-properties officeooo:rsid="0075f9f7"/>
    </style:style>
    <style:style style:name="T36" style:family="text">
      <style:text-properties officeooo:rsid="00775f83"/>
    </style:style>
    <style:style style:name="T37" style:family="text">
      <style:text-properties officeooo:rsid="00793ca0"/>
    </style:style>
    <style:style style:name="T38" style:family="text">
      <style:text-properties officeooo:rsid="0079fc53"/>
    </style:style>
    <style:style style:name="T39" style:family="text">
      <style:text-properties officeooo:rsid="007b0ac1"/>
    </style:style>
    <style:style style:name="T40" style:family="text">
      <style:text-properties officeooo:rsid="00819284"/>
    </style:style>
    <style:style style:name="T41" style:family="text">
      <style:text-properties officeooo:rsid="00825f88"/>
    </style:style>
    <style:style style:name="T42" style:family="text">
      <style:text-properties officeooo:rsid="00b6265b"/>
    </style:style>
    <style:style style:name="T43" style:family="text">
      <style:text-properties officeooo:rsid="00b7a74b"/>
    </style:style>
    <style:style style:name="T44" style:family="text">
      <style:text-properties officeooo:rsid="00b8f4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em</text:p>
      <text:p text:style-name="P1"/>
      <text:p text:style-name="P1">Oficiu 1 punct</text:p>
      <text:p text:style-name="P1"/>
      <text:p text:style-name="P1">Clasa Bilet: <text:span text:style-name="T22">1.</text:span><text:span text:style-name="T23">4</text:span><text:span text:style-name="T11"> </text:span>puncte</text:p>
      <text:p text:style-name="P1"><text:tab/><text:span text:style-name="T11">0.3 puncte </text:span>daca exista clasa Bilet</text:p>
      <text:p text:style-name="P14"><text:tab/>0.<text:span text:style-name="T22">3</text:span> puncte daca exista cel putin data membru pret sau tip_bilet</text:p>
      <text:p text:style-name="P14"><text:tab/><text:span text:style-name="T21">0.</text:span><text:span text:style-name="T23">8</text:span><text:span text:style-name="T21"> puncte ierarhie clase Bilet</text:span></text:p>
      <text:p text:style-name="P18"><text:span text:style-name="T11"><text:tab/>0.2 puncte pentru s</text:span><text:span text:style-name="T9">upraincarcarcarea</text:span><text:span text:style-name="T1"> operator</text:span><text:span text:style-name="T9">ului &lt;&lt;</text:span></text:p>
      <text:p text:style-name="P1"/>
      <text:p text:style-name="P1">Clasa Card: <text:span text:style-name="T23">2</text:span><text:span text:style-name="T12"> </text:span>puncte</text:p>
      <text:p text:style-name="P1"><text:span text:style-name="T12"><text:tab/>0.3 puncte</text:span> daca exista clasa Card</text:p>
      <text:p text:style-name="P15"><text:tab/>0.3 puncte pentru memorarea biletelor</text:p>
      <text:p text:style-name="P1"><text:span text:style-name="T13"><text:tab/>0.5 puncte pentru memorarea a n obiecte de tipul Bilet</text:span></text:p>
      <text:p text:style-name="P20"><text:tab/><text:span text:style-name="T21">0.</text:span><text:span text:style-name="T23">8</text:span><text:span text:style-name="T21"> puncte ierarhie clase Card</text:span></text:p>
      <text:p text:style-name="P3"><text:tab/><text:span text:style-name="T11">0.2 puncte pentru s</text:span><text:span text:style-name="T9">upraincarcarcarea</text:span><text:span text:style-name="T1"> operator</text:span><text:span text:style-name="T9">ului &lt;&lt;</text:span></text:p>
      <text:p text:style-name="P1"/>
      <text:p text:style-name="P1">Clasa <text:span text:style-name="T38">AparatValidare</text:span>: 0.<text:span text:style-name="T32">8</text:span> puncte</text:p>
      <text:p text:style-name="P21"><text:span text:style-name="T14"><text:tab/>0.</text:span><text:span text:style-name="T37">2</text:span><text:span text:style-name="T14"> puncte</text:span> daca exista clasa <text:s/><text:span text:style-name="T38">AparatValidare</text:span></text:p>
      <text:p text:style-name="P16"><text:tab/>0.<text:span text:style-name="T37">2</text:span> puncte daca exista data membru nrScanari</text:p>
      <text:p text:style-name="P17"><text:tab/><text:span text:style-name="T37">0.2 puncte daca se memoreaza tipul </text:span><text:span text:style-name="T38">apartului de validare (metr</text:span><text:span text:style-name="T43">o</text:span><text:span text:style-name="T38">u / suprafata</text:span><text:span text:style-name="T39">)</text:span></text:p>
      <text:p text:style-name="P4"><text:tab/><text:span text:style-name="T14">0.</text:span><text:span text:style-name="T32">2</text:span><text:span text:style-name="T14"> puncte </text:span><text:span text:style-name="T11">pentru s</text:span><text:span text:style-name="T9">upraincarcarcarea</text:span><text:span text:style-name="T1"> operator</text:span><text:span text:style-name="T9">ului &lt;&lt;</text:span></text:p>
      <text:p text:style-name="P1"/>
      <text:p text:style-name="P1">Principii Mostenire: <text:span text:style-name="T24">1 punct</text:span></text:p>
      <text:p text:style-name="P1"><text:tab/>0.<text:span text:style-name="T24">5</text:span> pentru apelul unui constructor parametrizat al clasei baza</text:p>
      <text:p text:style-name="P1"><text:tab/>0.<text:span text:style-name="T24">5</text:span> daca <text:span text:style-name="T9">destructorul</text:span> este declarat virtual in <text:span text:style-name="T1">cel putin o</text:span> clasa baza</text:p>
      <text:p text:style-name="P1"/>
      <text:p text:style-name="P2">Metode const: 0.<text:span text:style-name="T32">3</text:span> puncte </text:p>
      <text:p text:style-name="P5">Date membru const: 0.<text:span text:style-name="T32">3</text:span> puncte</text:p>
      <text:p text:style-name="P5"/>
      <text:p text:style-name="P22">Declarare metode virtuale: 0.<text:span text:style-name="T7">3</text:span> puncte</text:p>
      <text:p text:style-name="P5"/>
      <text:p text:style-name="P7">Metode / atribute statice: 0.<text:span text:style-name="T5">3</text:span> puncte</text:p>
      <text:p text:style-name="P6"/>
      <text:p text:style-name="P6">Down-casting: 0.<text:span text:style-name="T25">3</text:span> puncte</text:p>
      <text:p text:style-name="P6"/>
      <text:p text:style-name="P6">Adaugare automata a unui nou bilet de tipul cardului: 0.6 puncte</text:p>
      <text:p text:style-name="P6"><text:tab/>0.2 puncte pentru fiecare tip de bilet; se acorda chiar daca exista buguri (ex. se adauga doar la a <text:tab/>opta validare in loc sa se adauge la fiecare 8 validari, etc.)</text:p>
      <text:p text:style-name="P6"/>
      <text:p text:style-name="P7">Exceptii: <text:span text:style-name="T26">0.</text:span><text:span text:style-name="T29">6</text:span> punct<text:span text:style-name="T26">e</text:span></text:p>
      <text:p text:style-name="P7"><text:tab/>0.<text:span text:style-name="T29">2 </text:span>definirea unei clase derivate din std::exception</text:p>
      <text:p text:style-name="P7"><text:tab/>0.2 try-catch</text:p>
      <text:p text:style-name="P7"><text:tab/>0.<text:span text:style-name="T29">2</text:span> throw</text:p>
      <text:p text:style-name="P7"/>
      <text:p text:style-name="P7">STL: 0.<text:span text:style-name="T4">3</text:span> puncte std::vector, set, pair etc.</text:p>
      <text:p text:style-name="P7"/>
      <text:p text:style-name="P7">Smart-Pointers: 0.<text:span text:style-name="T3">3</text:span> puncte</text:p>
      <text:p text:style-name="P7"/>
      <text:p text:style-name="P11"><text:soft-page-break/>Se scad 0.<text:span text:style-name="T44">3</text:span> puncte pentru <text:span text:style-name="T10">fiecare </text:span>memory-leak in destructor <text:span text:style-name="T18">(sau in lipsa acestuia)</text:span>, operator=, sau in alte parti…</text:p>
      <text:p text:style-name="P7"/>
      <text:p text:style-name="P12">Stergerea CC, si op= pentru carduri: 0.<text:span text:style-name="T27">4</text:span> puncte <text:span text:style-name="T8">(0.2 puncte pentru fiecare)</text:span></text:p>
      <text:p text:style-name="P12"><text:tab/><text:span text:style-name="T15">sau se acorda 0.</text:span><text:span text:style-name="T27">4</text:span><text:span text:style-name="T15"> puncte </text:span><text:span text:style-name="T16">(0.</text:span><text:span text:style-name="T17">2</text:span><text:span text:style-name="T16"> pentru fiecare)</text:span><text:span text:style-name="T15"> daca ele sunt rescrise / </text:span><text:span text:style-name="T34">sterse</text:span><text:span text:style-name="T15"> corect </text:span><text:span text:style-name="T20">cel putin o data <text:tab/></text:span><text:span text:style-name="T15">in alt context. </text:span><text:span text:style-name="T33">(de ex. se rescriu pentru a demonstra cunoasterea lor / stergerea lor pe un <text:tab/>signleton / etc.)</text:span><text:span text:style-name="T15"> </text:span></text:p>
      <text:p text:style-name="P13"><text:tab/><text:span text:style-name="T19">op= se considera </text:span><text:span text:style-name="T42">sters / rescris</text:span><text:span text:style-name="T41"> </text:span><text:span text:style-name="T19">corect </text:span><text:span text:style-name="T36">daca tipul de return este Clasa&amp;, </text:span><text:span text:style-name="T42">respectiv se returneaza <text:tab/>*this.</text:span></text:p>
      <text:p text:style-name="P7"/>
      <text:p text:style-name="P7">Calcul suma bilete: 0.3 puncte</text:p>
      <text:p text:style-name="P7"><text:tab/>se acorda chiar daca se iau si biletele folosite in calcul</text:p>
      <text:p text:style-name="P10"/>
      <text:p text:style-name="P7"><text:span text:style-name="T31">Validare</text:span> bilet corespunzator mijlocului de transport: 0.3 puncte</text:p>
      <text:p text:style-name="P7"/>
      <text:p text:style-name="P7">Nu se valideaza acelasi bilet de doua ori in cazul biletelor <text:span text:style-name="T6">de metrou / suprafara</text:span> 0.3 puncte</text:p>
      <text:p text:style-name="P7"/>
      <text:p text:style-name="P8">Calcul timp ramas validitate: 0.<text:span text:style-name="T30">2</text:span> puncte</text:p>
      <text:p text:style-name="P8"/>
      <text:p text:style-name="P8">Mecanism de incadrare a timpului: 0.<text:span text:style-name="T28">3</text:span> <text:span text:style-name="T6">puncte</text:span></text:p>
      <text:p text:style-name="P8"><text:tab/>o clasa Ceas / transmiterea timpului ca parametru, memorarea momentului validarii</text:p>
      <text:p text:style-name="P8"/>
      <text:p text:style-name="P8">Main: <text:span text:style-name="T2">0.7 puncte</text:span></text:p>
      <text:p text:style-name="P8">- crearea unui obiect de tipul Card: 0.10 puncte</text:p>
      <text:p text:style-name="P8">- adaugarea unui bilet la un Card: 0.10 puncte</text:p>
      <text:p text:style-name="P8">- crearea unui obiect de tipul Validator: 0.10 puncte</text:p>
      <text:p text:style-name="P8">- validarea unui obiect folosind obiectul un Validator: 0.10 puncte</text:p>
      <text:p text:style-name="P8">- ilustrarea modificarii timpului: 0.10 puncte</text:p>
      <text:p text:style-name="P8">- afisare detalii card printr-o metoda / operator&lt;&lt;: 0.10 puncte</text:p>
      <text:p text:style-name="P8">- afisare detalii validator printr-o metoda / operator&lt;&lt;: 0.10 puncte</text:p>
      <text:p text:style-name="P8"/>
      <text:p text:style-name="P9">Total: <text:span text:style-name="T9">1</text:span><text:span text:style-name="T10">2</text:span> puncte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01:30:04.256860931</meta:creation-date>
    <dc:date>2022-05-25T19:58:02.255677204</dc:date>
    <meta:editing-duration>PT3H27M7S</meta:editing-duration>
    <meta:editing-cycles>73</meta:editing-cycles>
    <meta:generator>LibreOffice/7.2.7.2$Linux_X86_64 LibreOffice_project/20$Build-2</meta:generator>
    <meta:print-date>2022-05-25T19:53:41.543323994</meta:print-date>
    <meta:document-statistic meta:table-count="0" meta:image-count="0" meta:object-count="0" meta:page-count="2" meta:paragraph-count="54" meta:word-count="441" meta:character-count="2764" meta:non-whitespace-character-count="2347"/>
  </office:meta>
</office:document-meta>
</file>